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
      <style:text-properties fo:font-weight="bold" officeooo:paragraph-rsid="000c8299" style:font-weight-asian="bold" style:font-weight-complex="bold"/>
    </style:style>
    <style:style style:name="P3" style:family="paragraph" style:parent-style-name="Normal">
      <style:text-properties officeooo:rsid="00206f30" officeooo:paragraph-rsid="00105749"/>
    </style:style>
    <style:style style:name="P4" style:family="paragraph" style:parent-style-name="Normal">
      <style:text-properties officeooo:rsid="000f11cf" officeooo:paragraph-rsid="000f11cf"/>
    </style:style>
    <style:style style:name="P5" style:family="paragraph" style:parent-style-name="Normal">
      <style:text-properties officeooo:rsid="00401f5c" officeooo:paragraph-rsid="00401f5c"/>
    </style:style>
    <style:style style:name="P6" style:family="paragraph" style:parent-style-name="Normal">
      <style:text-properties fo:font-size="11pt" officeooo:rsid="00421585" officeooo:paragraph-rsid="00421585" style:font-size-asian="11pt" style:font-size-complex="11pt"/>
    </style:style>
    <style:style style:name="P7" style:family="paragraph" style:parent-style-name="Normal">
      <style:paragraph-properties fo:margin-left="0in" fo:margin-right="0in" fo:text-indent="0.4917in" style:auto-text-indent="false"/>
      <style:text-properties fo:font-weight="bold" style:font-weight-asian="bold" style:font-weight-complex="bold"/>
    </style:style>
    <style:style style:name="P8" style:family="paragraph" style:parent-style-name="Normal">
      <style:paragraph-properties fo:margin-left="0in" fo:margin-right="0in" fo:text-indent="0in" style:auto-text-indent="false"/>
      <style:text-properties fo:font-weight="bold" style:font-weight-asian="bold" style:font-weight-complex="bold"/>
    </style:style>
    <style:style style:name="P9" style:family="paragraph" style:parent-style-name="Normal"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05749"/>
    </style:style>
    <style:style style:name="T3" style:family="text">
      <style:text-properties officeooo:rsid="001b784f"/>
    </style:style>
    <style:style style:name="T4" style:family="text">
      <style:text-properties style:text-underline-style="solid" style:text-underline-width="auto" style:text-underline-color="font-color" officeooo:rsid="0039fd82"/>
    </style:style>
    <style:style style:name="T5" style:family="text">
      <style:text-properties style:text-underline-style="solid" style:text-underline-width="auto" style:text-underline-color="font-color" officeooo:rsid="0043e4e4"/>
    </style:style>
    <style:style style:name="T6" style:family="text">
      <style:text-properties officeooo:rsid="0039fd82"/>
    </style:style>
    <style:style style:name="T7" style:family="text">
      <style:text-properties officeooo:rsid="003db912"/>
    </style:style>
    <style:style style:name="T8" style:family="text">
      <style:text-properties officeooo:rsid="00401f5c"/>
    </style:style>
    <style:style style:name="T9" style:family="text">
      <style:text-properties fo:font-size="11pt" style:font-size-asian="11pt" style:font-size-complex="11pt"/>
    </style:style>
    <style:style style:name="T10" style:family="text">
      <style:text-properties fo:font-size="11pt" officeooo:rsid="00421585" style:font-size-asian="11pt" style:font-size-complex="11pt"/>
    </style:style>
    <style:style style:name="T11" style:family="text">
      <style:text-properties fo:font-size="11pt" officeooo:rsid="0043e4e4" style:font-size-asian="11pt" style:font-size-complex="11pt"/>
    </style:style>
    <style:style style:name="T12" style:family="text">
      <style:text-properties officeooo:rsid="0048d5e7"/>
    </style:style>
    <style:style style:name="T13" style:family="text">
      <style:text-properties officeooo:rsid="0057efc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che de description « <text:span text:style-name="T4">Ajouter un recour</text:span><text:span text:style-name="T5">s</text:span> » </text:p>
      <text:p text:style-name="Normal"><text:span text:style-name="Police_20_par_20_défaut"><text:span text:style-name="T1">Nom de cas:</text:span></text:span> <text:span text:style-name="T6">Ajouter un recours.</text:span></text:p>
      <text:p text:style-name="Normal"><text:span text:style-name="Police_20_par_20_défaut"><text:span text:style-name="T1">Objectif:</text:span></text:span> <text:span text:style-name="T6">D</text:span>onner à l'étudiant la possibilité d'ajouter un recours avec son commentaire sur où se trouve l'erreur et ses infos (id, année, module, …)!<text:line-break/><text:span text:style-name="Police_20_par_20_défaut"><text:span text:style-name="T1">Acteur Principale :</text:span></text:span> Étudiant.</text:p>
      <text:p text:style-name="Normal"><text:span text:style-name="Police_20_par_20_défaut"><text:span text:style-name="T1">Acteur Secondaire: </text:span></text:span><text:span text:style-name="T7">Site Web</text:span>.</text:p>
      <text:p text:style-name="Normal"><text:span text:style-name="Police_20_par_20_défaut"><text:span text:style-name="T1">Version:</text:span></text:span> 1.0</text:p>
      <text:p text:style-name="Normal"><text:span text:style-name="Police_20_par_20_défaut"><text:span text:style-name="T1">Date:</text:span></text:span> <text:span text:style-name="T8">14</text:span>/0<text:span text:style-name="T8">3</text:span>/2020</text:p>
      <text:p text:style-name="P1">Responsable:</text:p>
      <text:p text:style-name="P1">Description des enchaînements:</text:p>
      <text:p text:style-name="P1">Pré conditions:</text:p>
      <text:p text:style-name="Normal">- Authentification.</text:p>
      <text:p text:style-name="P1">Enchaînements:</text:p>
      <text:p text:style-name="Normal"><text:span text:style-name="Police_20_par_20_défaut"><text:span text:style-name="T1">Séquencement Fonctionnel:</text:span></text:span></text:p>
      <text:p text:style-name="P8"><text:tab/>Séquencement Nominal:</text:p>
      <text:p text:style-name="Normal"><text:span text:style-name="T2">n</text:span>1. <text:span text:style-name="T8">Lancer l’application web et s’authentifier en tant qu’étudiant.</text:span></text:p>
      <text:p text:style-name="Normal"><text:span text:style-name="T2">n2</text:span>. <text:span text:style-name="T8">Remplir les informations (nom, prénom, matricule, année scolaire, …).</text:span></text:p>
      <text:p text:style-name="P4"><text:span text:style-name="T2">n</text:span>3. <text:span text:style-name="T13">C</text:span>hoisissez<text:span text:style-name="T8"> le module et la filière.</text:span></text:p>
      <text:p text:style-name="P5">n4. <text:span text:style-name="T9">Ajouter une explication </text:span><text:span text:style-name="T11">(commentaire)</text:span><text:span text:style-name="T9"> sur l'endroit où le défaut pourrait être (nombre d'exercice ou question …).</text:span></text:p>
      <text:p text:style-name="P5"><text:span text:style-name="T9">n5. </text:span><text:span text:style-name="T10">A</text:span><text:span text:style-name="T9">joutez une photo pour une description détaillée (facultatif).</text:span></text:p>
      <text:p text:style-name="P6">n6. Soumettre le recours.</text:p>
      <text:p text:style-name="P2"><text:tab/>Séquencement Alternatif:</text:p>
      <text:p text:style-name="Normal"><text:span text:style-name="T3">a</text:span>1. Si les informations ne correspondent pas à l’étudiant, nous générons un message d'erreur. (n2)</text:p>
      <text:p text:style-name="P7">Séquencement Exceptionnel:</text:p>
      <text:p text:style-name="P3">- En cas ou la connexion ou le serveur n’est pas disponible on actualise la page et retourne l’étudiant a la page d’accueil.</text:p>
      <text:p text:style-name="P1">Post conditions:</text:p>
      <text:p text:style-name="Normal">- Nous devons nous assurer qu'une copie de ce que l'étudiant a entré est enregistrée en temps réel afin de ne pas perdre d'informations (dans la machine de l'utilisateur en tant que fichier temporaire et dans notre base de données si la connexion est bien établie).</text:p>
      <text:p text:style-name="Normal">- Assurer la <text:span text:style-name="T12">livraison</text:span> du recours au <text:span text:style-name="T12">enseignant!</text:span></text:p>
      <text:p text:style-name="Normal">- Nous voulons nous assurer que l'étudiant est informé de la livraison du re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Pavilion</meta:initial-creator>
    <meta:creation-date>2020-02-18T15:54:00Z</meta:creation-date>
    <dc:date>2020-03-17T22:33:31.067084973</dc:date>
    <meta:editing-cycles>35</meta:editing-cycles>
    <meta:editing-duration>PT3H33M11S</meta:editing-duration>
    <meta:document-statistic meta:table-count="0" meta:image-count="0" meta:object-count="0" meta:page-count="1" meta:paragraph-count="27" meta:word-count="231" meta:character-count="1518" meta:non-whitespace-character-count="1311"/>
    <meta:template xlink:type="simple" xlink:actuate="onRequest" xlink:title="" xlink:href="Normal"/>
  </office:meta>
</office:document-meta>
</file>